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9.9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office:value-type="string" calcext:value-type="string">
            <text:p>comm-mgmt</text:p>
          </table:table-cell>
          <table:table-cell table:style-name="Default" office:value-type="string" calcext:value-type="string">
            <text:p>prcs-mgmt</text:p>
          </table:table-cell>
          <table:table-cell table:style-name="Default" office:value-type="string" calcext:value-type="string">
            <text:p>task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float" office:value="17.391" calcext:value-type="float">
            <text:p>17.391</text:p>
          </table:table-cell>
          <table:table-cell office:value-type="float" office:value="47.826" calcext:value-type="float">
            <text:p>47.826</text:p>
          </table:table-cell>
          <table:table-cell office:value-type="float" office:value="34.783" calcext:value-type="float">
            <text:p>34.783</text:p>
          </table:table-cell>
        </table:table-row>
        <table:table-row table:style-name="ro1">
          <table:table-cell office:value-type="string" calcext:value-type="string">
            <text:p>action-directive</text:p>
          </table:table-cell>
          <table:table-cell office:value-type="float" office:value="10.714" calcext:value-type="float">
            <text:p>10.714</text:p>
          </table:table-cell>
          <table:table-cell office:value-type="float" office:value="46.429" calcext:value-type="float">
            <text:p>46.429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string" calcext:value-type="string">
            <text:p>agree-accept</text:p>
          </table:table-cell>
          <table:table-cell office:value-type="float" office:value="1.887" calcext:value-type="float">
            <text:p>1.887</text:p>
          </table:table-cell>
          <table:table-cell office:value-type="float" office:value="29.245" calcext:value-type="float">
            <text:p>29.245</text:p>
          </table:table-cell>
          <table:table-cell office:value-type="float" office:value="68.868" calcext:value-type="float">
            <text:p>68.868</text:p>
          </table:table-cell>
        </table:table-row>
        <table:table-row table:style-name="ro1">
          <table:table-cell office:value-type="string" calcext:value-type="string">
            <text:p>assertion-opinion</text:p>
          </table:table-cell>
          <table:table-cell office:value-type="float" office:value="6.763" calcext:value-type="float">
            <text:p>6.763</text:p>
          </table:table-cell>
          <table:table-cell office:value-type="float" office:value="25.121" calcext:value-type="float">
            <text:p>25.121</text:p>
          </table:table-cell>
          <table:table-cell office:value-type="float" office:value="68.116" calcext:value-type="float">
            <text:p>68.116</text:p>
          </table:table-cell>
        </table:table-row>
        <table:table-row table:style-name="ro1">
          <table:table-cell office:value-type="string" calcext:value-type="string">
            <text:p>confirmation-request</text:p>
          </table:table-cell>
          <table:table-cell office:value-type="float" office:value="11.765" calcext:value-type="float">
            <text:p>11.765</text:p>
          </table:table-cell>
          <table:table-cell office:value-type="float" office:value="35.294" calcext:value-type="float">
            <text:p>35.294</text:p>
          </table:table-cell>
          <table:table-cell office:value-type="float" office:value="52.941" calcext:value-type="float">
            <text:p>52.941</text:p>
          </table:table-cell>
        </table:table-row>
        <table:table-row table:style-name="ro1">
          <table:table-cell office:value-type="string" calcext:value-type="string">
            <text:p>conventional-closing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ntional-opening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ect-misspelling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gree-reject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formation-request</text:p>
          </table:table-cell>
          <table:table-cell office:value-type="float" office:value="18.367" calcext:value-type="float">
            <text:p>18.367</text:p>
          </table:table-cell>
          <table:table-cell office:value-type="float" office:value="46.939" calcext:value-type="float">
            <text:p>46.939</text:p>
          </table:table-cell>
          <table:table-cell office:value-type="float" office:value="34.694" calcext:value-type="float">
            <text:p>34.694</text:p>
          </table:table-cell>
        </table:table-row>
        <table:table-row table:style-name="ro1">
          <table:table-cell office:value-type="string" calcext:value-type="string">
            <text:p>offer-commi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-conventional-phrase</text:p>
          </table:table-cell>
          <table:table-cell office:value-type="float" office:value="83.333" calcext:value-type="float">
            <text:p>83.333</text:p>
          </table:table-cell>
          <table:table-cell office:value-type="float" office:value="0" calcext:value-type="float">
            <text:p>0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response-answer</text:p>
          </table:table-cell>
          <table:table-cell office:value-type="float" office:value="15.094" calcext:value-type="float">
            <text:p>15.094</text:p>
          </table:table-cell>
          <table:table-cell office:value-type="float" office:value="39.623" calcext:value-type="float">
            <text:p>39.623</text:p>
          </table:table-cell>
          <table:table-cell office:value-type="float" office:value="45.283" calcext:value-type="float">
            <text:p>45.283</text:p>
          </table:table-cell>
        </table:table-row>
        <table:table-row table:style-name="ro1">
          <table:table-cell office:value-type="string" calcext:value-type="string">
            <text:p>response-non-answer</text:p>
          </table:table-cell>
          <table:table-cell office:value-type="float" office:value="8.333" calcext:value-type="float">
            <text:p>8.333</text:p>
          </table:table-cell>
          <table:table-cell office:value-type="float" office:value="25" calcext:value-type="float">
            <text:p>25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signal-non-understand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calcext:conditional-formats>
          <calcext:conditional-format calcext:target-range-address="meta.B2:meta.D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eta.A1:meta.D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3T17:29:39.543381883</dc:date>
    <meta:editing-duration>PT17M20S</meta:editing-duration>
    <meta:editing-cycles>2</meta:editing-cycles>
    <meta:generator>LibreOffice/6.0.7.3$Linux_X86_64 LibreOffice_project/00m0$Build-3</meta:generator>
    <meta:document-statistic meta:table-count="1" meta:cell-count="63" meta:object-count="0"/>
  </office:meta>
</office:document-meta>
</file>